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17" calcext:value-type="date">
            <text:p>17/09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3 - mens. 09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0-03" calcext:value-type="date">
            <text:p>03/10/2025</text:p>
          </table:table-cell>
          <table:table-cell table:style-name="ce36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17 - mens. 10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1-21" calcext:value-type="date">
            <text:p>21/11/2025</text:p>
          </table:table-cell>
          <table:table-cell table:style-name="ce36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9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06:26.545735900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06:26.553184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50:15</meta:creation-date>
    <dc:date>2025-11-24T15:06:56.537620200</dc:date>
    <dc:language>pt-PT</dc:language>
    <meta:editing-cycles>599</meta:editing-cycles>
    <meta:editing-duration>PT15H53M44S</meta:editing-duration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